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f987" officeooo:paragraph-rsid="0002f987"/>
    </style:style>
    <style:style style:name="P2" style:family="paragraph" style:parent-style-name="Standard">
      <style:text-properties officeooo:rsid="0004c7d2" officeooo:paragraph-rsid="0004c7d2"/>
    </style:style>
    <style:style style:name="P3" style:family="paragraph" style:parent-style-name="Standard">
      <style:text-properties officeooo:rsid="0008520a" officeooo:paragraph-rsid="0008520a"/>
    </style:style>
    <style:style style:name="P4" style:family="paragraph" style:parent-style-name="Standard">
      <style:text-properties officeooo:rsid="0009b65e" officeooo:paragraph-rsid="0009b65e"/>
    </style:style>
    <style:style style:name="P5" style:family="paragraph" style:parent-style-name="Standard">
      <style:text-properties officeooo:rsid="0009faab" officeooo:paragraph-rsid="0009faab"/>
    </style:style>
    <style:style style:name="P6" style:family="paragraph" style:parent-style-name="Standard">
      <style:text-properties officeooo:rsid="000cb023" officeooo:paragraph-rsid="000cb023"/>
    </style:style>
    <style:style style:name="P7" style:family="paragraph" style:parent-style-name="Standard">
      <style:text-properties officeooo:rsid="001060ad" officeooo:paragraph-rsid="001060ad"/>
    </style:style>
    <style:style style:name="P8" style:family="paragraph" style:parent-style-name="Standard">
      <style:text-properties officeooo:rsid="001327e3" officeooo:paragraph-rsid="001327e3"/>
    </style:style>
    <style:style style:name="P9" style:family="paragraph" style:parent-style-name="Standard">
      <style:text-properties officeooo:rsid="00143567" officeooo:paragraph-rsid="00143567"/>
    </style:style>
    <style:style style:name="P10" style:family="paragraph" style:parent-style-name="Standard">
      <style:text-properties officeooo:rsid="001569ed" officeooo:paragraph-rsid="001569ed"/>
    </style:style>
    <style:style style:name="P11" style:family="paragraph" style:parent-style-name="Standard">
      <style:text-properties officeooo:rsid="001b4cc4" officeooo:paragraph-rsid="001b4cc4"/>
    </style:style>
    <style:style style:name="P12" style:family="paragraph" style:parent-style-name="Standard">
      <style:text-properties officeooo:rsid="001dd457" officeooo:paragraph-rsid="001dd457"/>
    </style:style>
    <style:style style:name="P13" style:family="paragraph" style:parent-style-name="Standard">
      <style:text-properties fo:font-weight="normal" officeooo:rsid="001f8cd0" officeooo:paragraph-rsid="001f8cd0" style:font-weight-asian="normal" style:font-weight-complex="normal"/>
    </style:style>
    <style:style style:name="P14" style:family="paragraph" style:parent-style-name="Standard">
      <style:text-properties fo:font-weight="normal" officeooo:rsid="0022129b" officeooo:paragraph-rsid="0022129b" style:font-weight-asian="normal" style:font-weight-complex="normal"/>
    </style:style>
    <style:style style:name="P15" style:family="paragraph" style:parent-style-name="Standard">
      <style:text-properties fo:font-weight="normal" officeooo:rsid="002581eb" officeooo:paragraph-rsid="002581eb" style:font-weight-asian="normal" style:font-weight-complex="normal"/>
    </style:style>
    <style:style style:name="P16" style:family="paragraph" style:parent-style-name="Standard">
      <style:text-properties fo:font-weight="normal" officeooo:rsid="001b4cc4" officeooo:paragraph-rsid="001327e3" style:font-weight-asian="normal" style:font-weight-complex="normal"/>
    </style:style>
    <style:style style:name="P17" style:family="paragraph" style:parent-style-name="Standard">
      <style:text-properties fo:font-weight="normal" officeooo:rsid="001b4cc4" officeooo:paragraph-rsid="001b4cc4" style:font-weight-asian="normal" style:font-weight-complex="normal"/>
    </style:style>
    <style:style style:name="P18" style:family="paragraph" style:parent-style-name="Standard">
      <style:text-properties fo:font-weight="normal" officeooo:rsid="001c4ba4" officeooo:paragraph-rsid="001b4cc4" style:font-weight-asian="normal" style:font-weight-complex="normal"/>
    </style:style>
    <style:style style:name="P19" style:family="paragraph" style:parent-style-name="Standard">
      <style:text-properties fo:font-weight="bold" officeooo:rsid="002d33c7" officeooo:paragraph-rsid="002d33c7" style:font-weight-asian="bold" style:font-weight-complex="bold"/>
    </style:style>
    <style:style style:name="P20" style:family="paragraph" style:parent-style-name="Standard">
      <style:text-properties fo:font-weight="bold" officeooo:rsid="002f72df" officeooo:paragraph-rsid="002f72df" style:font-weight-asian="bold" style:font-weight-complex="bold"/>
    </style:style>
    <style:style style:name="P21" style:family="paragraph" style:parent-style-name="Standard">
      <style:text-properties fo:font-weight="bold" officeooo:rsid="003280ec" officeooo:paragraph-rsid="003280ec" style:font-weight-asian="bold" style:font-weight-complex="bold"/>
    </style:style>
    <style:style style:name="P22" style:family="paragraph" style:parent-style-name="Standard">
      <style:text-properties fo:font-weight="bold" officeooo:rsid="001dd457" officeooo:paragraph-rsid="001dd457" style:font-weight-asian="bold" style:font-weight-complex="bold"/>
    </style:style>
    <style:style style:name="P23" style:family="paragraph" style:parent-style-name="Standard">
      <style:text-properties fo:font-style="normal" fo:font-weight="normal" officeooo:rsid="0022129b" officeooo:paragraph-rsid="001f8cd0" style:font-style-asian="normal" style:font-weight-asian="normal" style:font-style-complex="normal" style:font-weight-complex="normal"/>
    </style:style>
    <style:style style:name="P24" style:family="paragraph" style:parent-style-name="Standard">
      <style:text-properties fo:font-style="normal" fo:font-weight="normal" officeooo:rsid="002581eb" officeooo:paragraph-rsid="0022129b" style:font-style-asian="normal" style:font-weight-asian="normal" style:font-style-complex="normal" style:font-weight-complex="normal"/>
    </style:style>
    <style:style style:name="P25" style:family="paragraph" style:parent-style-name="Standard">
      <style:text-properties fo:font-style="normal" fo:font-weight="normal" officeooo:rsid="002c40d3" officeooo:paragraph-rsid="002581eb" style:font-style-asian="normal" style:font-weight-asian="normal" style:font-style-complex="normal" style:font-weight-complex="normal"/>
    </style:style>
    <style:style style:name="P26" style:family="paragraph" style:parent-style-name="Standard">
      <style:text-properties fo:font-style="normal" fo:font-weight="normal" officeooo:rsid="002f72df" officeooo:paragraph-rsid="002d33c7" style:font-style-asian="normal" style:font-weight-asian="normal" style:font-style-complex="normal" style:font-weight-complex="normal"/>
    </style:style>
    <style:style style:name="P27" style:family="paragraph" style:parent-style-name="Standard">
      <style:text-properties fo:font-style="normal" fo:font-weight="normal" officeooo:rsid="00313f00" officeooo:paragraph-rsid="002f72df" style:font-style-asian="normal" style:font-weight-asian="normal" style:font-style-complex="normal" style:font-weight-complex="normal"/>
    </style:style>
    <style:style style:name="P28" style:family="paragraph" style:parent-style-name="Standard">
      <style:text-properties fo:font-style="normal" fo:font-weight="normal" officeooo:rsid="003280ec" officeooo:paragraph-rsid="003280ec" style:font-style-asian="normal" style:font-weight-asian="normal" style:font-style-complex="normal" style:font-weight-complex="normal"/>
    </style:style>
    <style:style style:name="P29" style:family="paragraph" style:parent-style-name="Standard">
      <style:text-properties officeooo:rsid="00347f16" officeooo:paragraph-rsid="00347f16"/>
    </style:style>
    <style:style style:name="T1" style:family="text">
      <style:text-properties style:text-position="super 58%"/>
    </style:style>
    <style:style style:name="T2" style:family="text">
      <style:text-properties officeooo:rsid="0008520a"/>
    </style:style>
    <style:style style:name="T3" style:family="text">
      <style:text-properties officeooo:rsid="0009b65e"/>
    </style:style>
    <style:style style:name="T4" style:family="text">
      <style:text-properties officeooo:rsid="000c53ec"/>
    </style:style>
    <style:style style:name="T5" style:family="text">
      <style:text-properties officeooo:rsid="000cb023"/>
    </style:style>
    <style:style style:name="T6" style:family="text">
      <style:text-properties officeooo:rsid="000d3b96"/>
    </style:style>
    <style:style style:name="T7" style:family="text">
      <style:text-properties officeooo:rsid="000e8307"/>
    </style:style>
    <style:style style:name="T8" style:family="text">
      <style:text-properties officeooo:rsid="0010c1f7"/>
    </style:style>
    <style:style style:name="T9" style:family="text">
      <style:text-properties officeooo:rsid="001201a1"/>
    </style:style>
    <style:style style:name="T10" style:family="text">
      <style:text-properties officeooo:rsid="0012592d"/>
    </style:style>
    <style:style style:name="T11" style:family="text">
      <style:text-properties officeooo:rsid="001327e3"/>
    </style:style>
    <style:style style:name="T12" style:family="text">
      <style:text-properties fo:font-weight="bold" style:font-weight-asian="bold" style:font-weight-complex="bold"/>
    </style:style>
    <style:style style:name="T13" style:family="text">
      <style:text-properties fo:font-weight="bold" officeooo:rsid="001b4cc4"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3a648" style:font-weight-asian="normal" style:font-weight-complex="normal"/>
    </style:style>
    <style:style style:name="T16" style:family="text">
      <style:text-properties fo:font-weight="normal" officeooo:rsid="001b4cc4" style:font-weight-asian="normal" style:font-weight-complex="normal"/>
    </style:style>
    <style:style style:name="T17" style:family="text">
      <style:text-properties fo:font-weight="normal" officeooo:rsid="001c4ba4" style:font-weight-asian="normal" style:font-weight-complex="normal"/>
    </style:style>
    <style:style style:name="T18" style:family="text">
      <style:text-properties officeooo:rsid="001740d5"/>
    </style:style>
    <style:style style:name="T19" style:family="text">
      <style:text-properties officeooo:rsid="00191ba5"/>
    </style:style>
    <style:style style:name="T20" style:family="text">
      <style:text-properties officeooo:rsid="00195731"/>
    </style:style>
    <style:style style:name="T21" style:family="text">
      <style:text-properties officeooo:rsid="00216c0b"/>
    </style:style>
    <style:style style:name="T22" style:family="text">
      <style:text-properties fo:font-style="italic" style:font-style-asian="italic" style:font-style-complex="italic"/>
    </style:style>
    <style:style style:name="T23" style:family="text">
      <style:text-properties fo:font-style="italic" officeooo:rsid="00216c0b"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216c0b" style:font-style-asian="normal" style:font-style-complex="normal"/>
    </style:style>
    <style:style style:name="T26" style:family="text">
      <style:text-properties fo:font-style="normal" officeooo:rsid="0022129b" style:font-style-asian="normal" style:font-style-complex="normal"/>
    </style:style>
    <style:style style:name="T27" style:family="text">
      <style:text-properties fo:font-style="normal" officeooo:rsid="00231b67" style:font-style-asian="normal" style:font-style-complex="normal"/>
    </style:style>
    <style:style style:name="T28" style:family="text">
      <style:text-properties fo:font-style="normal" officeooo:rsid="00245501" style:font-style-asian="normal" style:font-style-complex="normal"/>
    </style:style>
    <style:style style:name="T29" style:family="text">
      <style:text-properties fo:font-style="normal" officeooo:rsid="002581eb" style:font-style-asian="normal" style:font-style-complex="normal"/>
    </style:style>
    <style:style style:name="T30" style:family="text">
      <style:text-properties fo:font-style="normal" officeooo:rsid="00269859" style:font-style-asian="normal" style:font-style-complex="normal"/>
    </style:style>
    <style:style style:name="T31" style:family="text">
      <style:text-properties fo:font-style="normal" officeooo:rsid="00287ffa" style:font-style-asian="normal" style:font-style-complex="normal"/>
    </style:style>
    <style:style style:name="T32" style:family="text">
      <style:text-properties fo:font-style="normal" officeooo:rsid="00290a2e" style:font-style-asian="normal" style:font-style-complex="normal"/>
    </style:style>
    <style:style style:name="T33" style:family="text">
      <style:text-properties fo:font-style="normal" officeooo:rsid="002910d0" style:font-style-asian="normal" style:font-style-complex="normal"/>
    </style:style>
    <style:style style:name="T34" style:family="text">
      <style:text-properties fo:font-style="normal" officeooo:rsid="002afc2a" style:font-style-asian="normal" style:font-style-complex="normal"/>
    </style:style>
    <style:style style:name="T35" style:family="text">
      <style:text-properties fo:font-style="normal" officeooo:rsid="002c40d3"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2e6b2b" style:font-style-asian="normal" style:font-weight-asian="normal" style:font-style-complex="normal" style:font-weight-complex="normal"/>
    </style:style>
    <style:style style:name="T39" style:family="text">
      <style:text-properties fo:font-style="normal" fo:font-weight="normal" officeooo:rsid="002f17fb" style:font-style-asian="normal" style:font-weight-asian="normal" style:font-style-complex="normal" style:font-weight-complex="normal"/>
    </style:style>
    <style:style style:name="T40" style:family="text">
      <style:text-properties fo:font-style="normal" fo:font-weight="normal" officeooo:rsid="002f72df" style:font-style-asian="normal" style:font-weight-asian="normal" style:font-style-complex="normal" style:font-weight-complex="normal"/>
    </style:style>
    <style:style style:name="T41" style:family="text">
      <style:text-properties fo:font-style="normal" fo:font-weight="normal" officeooo:rsid="00313f00" style:font-style-asian="normal" style:font-weight-asian="normal" style:font-style-complex="normal" style:font-weight-complex="normal"/>
    </style:style>
    <style:style style:name="T42" style:family="text">
      <style:text-properties officeooo:rsid="003280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ually it is that the “corona virus” does not even EXIST! The “vaccines” are designed to depopulate the earth… You see… There has been an extremely elaborate scheme in place since “jesus” to actually enslave humanity by the oligarchy which is in total rule and thus control over operations and whatever matters occurring upon our earth. Yes.</text:p>
      <text:p text:style-name="P1"/>
      <text:p text:style-name="P10"><text:span text:style-name="T18">I have just skipped back up to this section from which I was writing below, to add that to provide some more immediate response to why I state that the “corona virus” is a hoax. And to help support this claim, now… As I was hitchhiking from Melbourne to Queensland, I was (TO MY TOTAL BENEFIT) picked up by one middle aged-perhaps, girl, or woman. She was aged similarly to myself and I am thirty-four. Anyway, she informed me that her parents, parents had died, these people being her grand-parents, and so she informed me that she had not been vaccinated hence suspecting something incredibly not-quite-right about this entire ordeal. Following telling me that she’d also not been vaccinated, she told me that the government (Australian) had offered her parents money, to actually state that their parents had been victim and died due to the illness produced by the “corona virus”. </text:span><text:span text:style-name="T19">I do provide more claims as to my reasoning behind this further down below in this article. </text:span><text:span text:style-name="T20">ENJOY! This is what I DO! :-D !!!</text:span></text:p>
      <text:p text:style-name="P1"/>
      <text:p text:style-name="P2">Actually there have been many ill-intended happenings since the apparent “life” of “christ” I REFUSE to capitalise these names!!! I do not believe that the “man” or whatever ever even existed, you see. I truly believe that it was an idea, entirely – and developed by a group of people living in those times to bring into action this plot to enslave humanity and bring us into a fucking dystopia!</text:p>
      <text:p text:style-name="P2"/>
      <text:p text:style-name="P2">Yes…</text:p>
      <text:p text:style-name="P2"/>
      <text:p text:style-name="P2">Actually many highly disastrous or destructive (for us) events or actions have been undertaken since his (jesus’s) apparent existence. You see… It goes back way before america’s reinvention of terrorism with the whole “terrorism” activities which took place on the date of September 9<text:span text:style-name="T1">th</text:span>, 2011. Yes. ALTHOUGH!!! This did show the media’s IMMENSE power in the influencing of the mind’s of humanity! I mean- Most of humanity had developed the conception that EVERY FUCKING MUSLIM PERSON WAS A TERRORIST! :-| !!! I mean! WTF!!! I have MANY good, or great, even; no lie, muslim friends - <text:s/>and they are absolutely FANTASTIC PEOPLE! So caring and kind and compassionate towards their fellow man and as-well as other beings (species) upon our earth with which we share our earth!</text:p>
      <text:p text:style-name="P2"/>
      <text:p text:style-name="P2">As I have written in my primary work, ‘THE NOTES!’ I declared that “all humans are born good, …” And this is true. A human is born without any such preconceptions of any hatred towards anything in particular with a completely open and raw mind which is not vulnerable to filtration or the act of placing information or data through filters which DO alter one’s cognitive absorption or identification and conscious qualification of the said information or data. Manipulating and altering it – most usually to an untrue version of it. Which is as I have also made mention of in my Book, it falsifies the original information or <text:soft-page-break/>data, rendering it to be in <text:span text:style-name="T2">agreement or yes – for the current lack of a more lexically semantic word.</text:span></text:p>
      <text:p text:style-name="P2"/>
      <text:p text:style-name="P3">BUT!!! CONTINUING ONWARDS WITH WHAT I WAS JUST GETTING STARTED ON REVEALING (WHICH IS THE TRUTH AND ALWAYS THE ABSOLUTE TRUTH!)</text:p>
      <text:p text:style-name="P3"/>
      <text:p text:style-name="P3">…</text:p>
      <text:p text:style-name="P3"/>
      <text:p text:style-name="P3">It is that following ‘9/11’ came the advent of this “corona virus” now… Upon initial receipt of this information I had formed no immediate thoughts or conclusions of any matters involving or related to it, but the usual; “okay so another virus has evolved…” And etc. But then I had came to agree that such a virus was in existence and posing at-least some … threat to society … Anyway! I knew from almost the initial “outbreak” of this “virus” that something was just NOT RIGHT surrounding the entire ordeal… Okay… I say this because of hearing from others, primarily (reputable enough) online sources that the figures of the deaths related to its illness produced by the contraction of it were being LARGELY exaggerated… Now… Since then I have had one former good friend of mine investigate a hospital, I must mention that it was a major city hospital in the Melbourne, Australia CBD. Now… Also important to mention which is in complete relevance to this is that – at this stage in time, we were recording THREE-HUNDRED cases of infection by this “virus” each day. So anyway, this former friend of mine (former for reasons which are irrelevant to the scope and purpose of this article) is ENTIRELY trustworthy in the information which he has provided me. He told me one ordinary day in Melbourne that; “So I was sitting outside the Alfred Hospital having a cigarette, and an ICU nurse came out to join me also happening to be on her ‘smoke’ break.” … “I questioned her, how the corona patients were doing inside the hospital?” … “To which she responded that there were NONE!” … “What?”</text:p>
      <text:p text:style-name="P3"/>
      <text:p text:style-name="P3">Now, this may have been paraphrased to an extent but the semantics of the discourse remain as they were told to me and are truthful.</text:p>
      <text:p text:style-name="P3"/>
      <text:p text:style-name="P3">On-top of this; I have another GREAT friend who goes by the name of Walter. Interestingly enough I had met him outside my apartment building in Notting Hill, a suburban region located in south-east Melbourne. So- he has told me that he was visiting Jakarta, Indonesia as his wife (perhaps at the time or at this stage I cannot state this with certainty but it is not relevant to the information provided in this statement.) So yes… He has told me that during an apparent COMPLETE “CRISIS” OCCURRING IN THE REGION AT THE TIME, that the situation was incredibly severe and whatever other terms and phrases the media uses to increase and compound the severity (of a situation or circumstances of a particular event or scenario) and the narrative tools which they employ to express (and usually to most of unknowing or such actually naive citizens onlooking the <text:span text:style-name="T3">coverage piece being portrayed</text:span>) … <text:span text:style-name="T3">WELL … He had told me that he visited a hospital in the CBD there, and discovered that there, believe it not, happened to be NOT A SINGLE CORONA PATIENT ADMISSION!</text:span></text:p>
      <text:p text:style-name="P3"><text:soft-page-break/></text:p>
      <text:p text:style-name="P4">It doesn’t stop there… These are all devices developed since the apparent “coming of jesus” to as I mentioned earlier, ENSLAVE HUMANITY into a dystopian-type of exactly that, a dystopian future.</text:p>
      <text:p text:style-name="P4"/>
      <text:p text:style-name="P5">Actually prior to the happening of these unfortunate actual inventions by our ruling actual oligarchy – yes it is if you wish to know who is in control of the operations and other such matters all-inclusive upon our earth, then simply follow the money! Uhuh. Wherever and whoever is in holding of the largest wealth, well- this is who holds the power to influence circumstances and LAWS AND SCENARIOS SUCH “GOVERNMENT” DEVELOPED SOCIAL AGENDAS WHICH LAY BASIS AS OUR GROUNDING FROM WHICH WE BASE OUR PERCEPTIVE INFLUENCES UPON EARTHLY MATTERS! Ie. One which springs to my mind most initially is the heavy negative stigmatisation of the hypodermic needle and its vessel, the syringe. I suppose that this springs to my mind first-most as I have been a heavy user of illicit substances since approximately eighteen and a half years of age. In-fact, outside of the time which I have spent in forced psychiatric confinement or prison, for matters which I was not even directly responsible for and/or “crimes” or perhaps crimes which I did NOT even commit! Well, it is that I can count on my two hands the number of days which I have spent sober since this age (exclusive of the time spent imprisoned or incarcerated.) My suspicion is that at present Bill Gates is a large contributor to the matters upon our earth as he is in possession of an absolutely actually insane, entirely ridiculous in that he could not use it in a-few hundred or more of his lifetimes upon this earth. This is CRAZY behaviour and is the sole reason for the <text:span text:style-name="T4">absolutely unnatural, in the sense of being in complete disagreement or opposition to the natural state of Ways. It is that, as I had also made mention in my Book, in particular the section involving the stoics and their philosophical practices and beliefs and Ways of living their lives. It states that they uphold a true actually LEGAL in a realist’s – ideological </text:span><text:span text:style-name="T5">lexical</text:span><text:span text:style-name="T4"> definition </text:span><text:span text:style-name="T5">of the term</text:span><text:span text:style-name="T4"> – </text:span><text:span text:style-name="T5">which is meaning that they LIVE IN ACCORDANCE TO NATURAL PRINCIPLES AND IDEOLOGIES AND SUCH PHILOSOPHIES. THEY REFER TO THIS AS LIVING LIFE WITH RESPECT AND CONCORD TO NATURAL UNIVERSAL ORDER AND REASON. This is the reason which I refer to in my Book, which is embedded within each and every organism present throughout the vast and mighty and awesome universe.</text:span></text:p>
      <text:p text:style-name="P5"/>
      <text:p text:style-name="P6">Now, continuing on; <text:span text:style-name="T6">It is that Constantine corrupted actual spirituality in 325AD, as was told to me by a great “christian” citizen whom I was for some time camping with during a time I was under the impression that I was wanted by the authorities for reasons I’d prefer to not elaborate on in here at this time due to the places where I will submit this publication. Although- </text:span><text:span text:style-name="T7">Actually I’d prefer to not even continue on providing further information on the corruption of spirituality and the invention of “religion” during this era. Due to personal reasons… Regardless, and notwithstanding, it is clear to see that MANY disastrous or destructive and harmful to humanity at large have occurred since the “coming of this ASSHOLE “jesus””. Now… I should say also that I am unaware of all of the events which have been at great detriment and to our </text:span><text:soft-page-break/><text:span text:style-name="T7">complete adversity since the coming of this ass hat, although, I also do know that the Great Library of Alexandria which was a GINORMOUS library known to hold many, MANY, so much so-called and referred to as unknown information and technologies which are still (not surprising to see since we’re using FUCKING FOSSIL FUELS AND DRINKING FUCKING ETHANOL) but … </text:span></text:p>
      <text:p text:style-name="P6"/>
      <text:p text:style-name="P7">I had undertaken MUCH study in my past, I am now working as a quantum physicist <text:span text:style-name="T8">although privately as NOBODY quite knows just what the fucking shit it is that they are doing, even these so-called specialists… Anyway… I believe that I had also made a treatise or section explaining this contemporary phenomenon on the lack of interest, love, and passion by people evident throughout humanity in whichever their personal area of interest or undertaking is. Thus, I am performing my research privately and it is to exploit an interesting quantum principle which was first described in the context of classical dynamics. By Issac Newton. Who it was that actually discovered that there exists an inverse relationship between a particles perceived influence of time and its implicant velocity. Yes. By exploiting this principle I plan on developing what I refer to as a space or cosmos </text:span><text:span text:style-name="T9">object which will have as its heart the principles of quantum dynamics. Or as I prefer refer to the discipline of </text:span><text:span text:style-name="T10">inquiry</text:span><text:span text:style-name="T9">, </text:span><text:span text:style-name="T10">Quantum Physics. Which IS MY FAITH. Yes. It is that I do know of a God, and it is the Laws of Physics. Both Quantum and Classical and the unification of these mentioned laws which </text:span><text:span text:style-name="T11">completely define our functional capability throughout all aspects of our physical lives. The realm of the conscious… I – am trying to think… Perhaps it is not bound by such laws, although also perhaps on second thinking, it is! I mean it is an energetic realm as far as my understanding permits me to identify. And therefore should also be bound by such Laws of Physics, including all of them, of course the Laws of thermodynamics, also. Although energy may not be destroyed, not created, as it is stated in one of these laws devised by a physicist I cannot recall the name of, off the top-of-my-head, although – my understanding derived from pure philosophical reasoning and with the undeniable truth of the construct of logical and its implications, it is capable of being dispersed to a level or point where it is no longer capable of being functional in any way at all.</text:span></text:p>
      <text:p text:style-name="P7"/>
      <text:p text:style-name="P8">It is that, actually, circa-2010 I began to write a scientific journal publication which came as a result of my ideas involving time, gravity and velocity during the time – a relationship between these principles or values, perhaps more properly referred to as properties, which had intrigued me ever since I can recall being alive. Now I say this because I consider my <text:span text:style-name="T12">true</text:span><text:span text:style-name="T14"> birth to be a day that I happened to alone at home at my mother’s house, where I was living at the time, perhaps at the age of late-eighteen or early-nineteen, this range of ages of accurate – I happen to have a phenomenal mnestic (relating to memory and its </text:span><text:span text:style-name="T15">related dependencies or functional aspects which permit its capable functional existence</text:span><text:span text:style-name="T14">) function and capacity. </text:span><text:span text:style-name="T16">Now, on-with-that which I was saying, yes. I refer to this as my actual date of birth. Perhaps more correctly called the awakening of myself, or my </text:span><text:span text:style-name="T13">soul</text:span><text:span text:style-name="T16">. You see, on a day back when I was aged between this range of years of age, I experienced an ABSOLUTELY LIFE-CHANGING experience with Cannabis. It COMPLETELY reformed my MIND.</text:span></text:p>
      <text:p text:style-name="P16"/>
      <text:p text:style-name="P17"><text:soft-page-break/>All of my thoughts, my philosophies, and the my Ways in which I perceived matters and undertook all actions in my lively affairs.</text:p>
      <text:p text:style-name="P17"/>
      <text:p text:style-name="P17">It is that, prior to this experience I was a product of everything which I had heard, from whatever, various sources, be it people, or the radio, or the television (which I did watch during my younger years. Now? I recall throwing a bottle of wine at my last television set back in about 2007 when I was aged twenty. And THANK FUCK that I have not since owned one nor watched one unless by unintended onlooking (entirely inattentively) whenever present in a place which happened to have a television powered on. Additive to this I was also the a product of what I had witnessed on multimedia sources such as the television or film or such series provided in the television’s “programming” guide.</text:p>
      <text:p text:style-name="P17"/>
      <text:p text:style-name="P11"><text:span text:style-name="T14">“</text:span><text:span text:style-name="T17">Programming” is in quotation marks due to being a (one of) the device(s) which leads to the development of and formation of this metaprogramming, which I describe also in quite extensive detail in my Book.</text:span></text:p>
      <text:p text:style-name="P18"/>
      <text:p text:style-name="P12"><text:span text:style-name="T17">I </text:span><text:span text:style-name="T14">should also add that actually, that Book which I had wrote out, I WROTE OUT IN A SINGLE NIGHT OVER A FEW HOURS, FOLLOWING INJECTING ABOUT THREE-HUNDRED MILLIGRAMS OF ABSOLUTE FIRE (GEAR) METHAMPHETAMINE! AHAHAH!!! </text:span><text:span text:style-name="T12">I LOVE THIS SHIT!</text:span></text:p>
      <text:p text:style-name="P22"/>
      <text:p text:style-name="P13">It has been promulgated throughout sincere and truthful sources of information that the government is deliberately distributing batches of this “vaccine” which has been identified as being responsible for an almost entirely complete death-rate per person whom received the “vaccine”.</text:p>
      <text:p text:style-name="P13"/>
      <text:p text:style-name="P13">I must say that also this document, I have written out – I have not slept since about Saturday last week, it now being Wednesday 12<text:span text:style-name="T1">th</text:span> January 23:56:28 – maintaining my wakefulness by a careful consumption of baclofen, which is a lifelong favourite medication of mine… Actually- the Russian’s are known to use phenibut in the ISS (International Space Station) and for the purposes of increasing their perceived level of energy, both cognitive or mental, and as-well as physically. <text:span text:style-name="T21">And as-well as this due to being GABAergic in its underlying pharmacological activity, it does provide </text:span><text:span text:style-name="T23">some</text:span><text:span text:style-name="T25"> level of anxiolysis. Which is simply the medical term for anti-anxiety. So yes, it produces or relieves the adversities of anxiety and stress. :-</text:span><text:span text:style-name="T26">)</text:span></text:p>
      <text:p text:style-name="P23"/>
      <text:p text:style-name="P14"><text:span text:style-name="T24">NOW THIS STUFF IS FANTASTIC! I may be going off on a tangent now but I should say that in the past, prior to the rescheduling of phenibut in my nation (Australia) to S9 which is a prohibited and completely identified as an “illegal” or “illicit” agent with NO KNOWN MEDICAL USES. Now funnily enough, in Russia, they use this for … EVERYTHING. And it is INCREDIBLY therapeutic with great promise in the treatment of many and varied psychological and (maybe) physiological ailments and illnesses and disorders or diseases. Anyway- the tangent went off on a tangent… I meant to say that I had previously … s u c c e s s f u l l y … used this substance in the past to maintain a period of wakefulness </text:span><text:soft-page-break/><text:span text:style-name="T24">from between late-June to early-September, the year during which this undertaking unfolded escapes my mind, however. But yes, I managed to </text:span><text:span text:style-name="T22">almost entirely</text:span><text:span text:style-name="T24"> maintain wakefulness for three months, sleeping </text:span><text:span text:style-name="T36">only</text:span><text:span text:style-name="T24"> eighty-four hours during this … what was an ordeal, alright. I mean it was the most peculiar thing in that following the end of the three-month period – I was NOT tired in the slightest. BUT MY BODY AND MIND </text:span><text:span text:style-name="T36">CRAVED</text:span><text:span text:style-name="T24"> SLEEP. It is inexplicable of a feeling which it was that I was feeling at that time. So … <text:s/>I began AN EXTREMELY RAPID TAPER OFF OF THE BACLOFEN MEDICATION (it is that I began with using phenibut twenty-grams multiple times each day, and then following its prohibition, knowing and understanding medicine myself, in quite significant degree and extent. I switched to using baclofen which a synonym of is chlorophenibut, the two drugs, or medications as I prefer to call them as due to the negative connotation associated with the word “drug” since prohibition roughly one-hundred years ago… Well </text:span><text:span text:style-name="T27">these two agents are quite similar in their pharmacological targets and hence activity… You see, the primary difference existing between the two is happens to be that </text:span><text:span text:style-name="T28">Phenibut also interacts with the GABA-a receptor system, which is the one which benzodiazepines mediate their effects through using. Yes. Ie. Diazepam (Valium), and etc. There are MANY of these… Baclofen however, features almost ZERO affinity for the </text:span><text:span text:style-name="T29">GABA-a system, producing its effects through the GABA-b system.</text:span></text:p>
      <text:p text:style-name="P24"/>
      <text:p text:style-name="P15"><text:span text:style-name="T24">You see… The most interesting quality or apparent existent truth and reality about this medication is that although it is considered “medically” as a POTENT CNS depressant drug, meaning that it depresses our Central Nervous System. That is respiratory function, autonomic functions (cardiovascular-type and related systems), and also causing a so-called reduced state of consciousness, which I suppose is suitably termed a description for it. Anyway. I’ve noticed having been taking this particular medicine (phenibut and since prohibition, baclofen) since about the year of 2013 or 2014) and having provided it to friends here and there upon their personal expression of interest in having wanting to try it… Well… I’ve noticed that ODDLY ENOUGH!!! It DOES VERY MUCH SO appear to cause ENTIRELY PARADOXICAL effects in at-least seventy percent of the people whom I have given it to. </text:span><text:span text:style-name="T30">It seems that about ten percent will exhibit zero psychoactivity WHATSOEVER following its ingestion. And then about twenty percent will seem to show the actually expected effects associated with POTENT CNS depression activity. This is extreme levels of sedation, and the likes of such other effects… Now… It is my suspicion that if this were more well-known of a existential occurrence this medication would surely be pulled from the pharmaceutical marketplace. </text:span><text:span text:style-name="T31">Actually this is a tangent, of a tangent which I am still rambling on about, and it I feel like again going on another tangent which would make it a triple whammy. Ahaha. Anyway… So this is simply that there appear to be particular medications available on the current pharmaceutical market which, in my personal opinion, if these were to be discovered – they would SURELY be removed. One of them being selegiline. Which exerts SO MANY HEALTH BENEFITS IT DEFIES BELIEF. </text:span><text:span text:style-name="T32">I mean it is known to protect the DNA, the mitochondria, which is essentially the facility of a cell (all of them) which is responsible for the production of energy for the cell to be capable of functioning and performing its activities. It is unique in that among the animals </text:span><text:soft-page-break/><text:span text:style-name="T32">which it has been tested on, it seems to show invariable physiological and psychological activities among them all. Now, this being said, it has been identified as improving life-expectancy by twenty fucking percent! It increases cerebral nitric-oxide production </text:span><text:span text:style-name="T33">(which is a … I am unsure what to refer to nitric oxide as … perhaps I will simply refer to it as a biologically essential nitro oxide… Okay, this improves the blood’s capability or increases its oxygen-carrying capacity which improved performance as performance is dependent on </text:span><text:span text:style-name="T34">the availability of oxygen in our systems. This medication, selegiline increases in specific, cerebral nitric oxide production which would by theoretical reasoning improve cognitive function and it is scientifically identified as doing so, although this is not the sole </text:span><text:span text:style-name="T35">method by which it improves cognition. Actually I should mention that it is funny in that as I wrote in my Book, ONE DOCTOR OUT OF ALL OF THEM HAVE EVEN EVER HEARD AND KNEW ABOUT THIS MEDICATION. This pertains to the issue of the lack of love and passion in people’s fields of interest, or whatever undertakings they are involved with in their lives. So… Due to this… It is SO easy to obtain a prescription for this and it is metabolised into methamphetamine in the hepatic system. That is the liver. The cytochrome system which is responsible for this escapes my mind at present, although it is through deamination, if I recall correctly. Okay, perhaps it was also the CYP2D6 system which is responsible for the degradation of methamphetamine itself the two compounds featuring incredible similarities in their chemical structures.</text:span></text:p>
      <text:p text:style-name="P25"/>
      <text:p text:style-name="P19"><text:span text:style-name="T35">O</text:span><text:span text:style-name="T24">KAY I WILL STOP THERE ON THAT TOPIC. IT IS JUST SIMPLY THAT I ABSOLUTELY LOOVVVVEEEEEE MEDICINE! AAHA!</text:span><text:span text:style-name="T37"> </text:span><text:span text:style-name="T38">And so – naturally – I feel the urge to talk of and about it, sometimes endlessly, I believe that this is why I am diagnosed as with having “asperger’s”. You see… I do not know much about the specifics of this disorder despite having undertaking studies in neuropsychopharmacology for … y’know … education ain’t a process which you can finish. Of course it goes without saying that all fields are under constant development. </text:span><text:span text:style-name="T39">And so it should be that anybody involved in any field of research or whatever undertaking otherwise, </text:span><text:span text:style-name="T40">should be constantly engaged in the further pursuit of knowledge in the specific field.</text:span></text:p>
      <text:p text:style-name="P26"/>
      <text:p text:style-name="P20"><text:span text:style-name="T37">I should also say, something which just popped into my mind, that many seem to draw a distinction between different scientific disciplines although there exists NO separation between them in a realistic context. They are each related to one-another. You cannot know Physics, without any knowledge of Chemistry, nuclear physics, say. Or whatever you know? Geology, Ecology, or MATHEMATICS – the universally understood language. As it is a fundamental existential </text:span><text:span text:style-name="T41">domain of expressing … all of everything that is.</text:span></text:p>
      <text:p text:style-name="P27"/>
      <text:p text:style-name="P21"><text:span text:style-name="T41">O</text:span><text:span text:style-name="T37">kay I feel that my tangent is over, although I cannot recall what it was that I was discussing prior to veering right off onto this tangent, WHICH I HOPE YOU HAVE FOUND INTERESTING!!!</text:span></text:p>
      <text:p text:style-name="P28"/>
      <text:p text:style-name="P28">I will have to return to writing this article, you see… I need a cigarette. And also I must take some more baclofen, perhaps some clonazepam, to take the edge off.</text:p>
      <text:p text:style-name="P9"><text:soft-page-break/>To be continued.</text:p>
      <text:p text:style-name="P2"/>
      <text:p text:style-name="P2">NOTE: I also refuse to capitalise america, and religions! <text:span text:style-name="T42">AS-WELL AS MANY OTHER THINGS AS YOU MAY HAVE REALISED! ;-)</text:span></text:p>
      <text:p text:style-name="P2"/>
      <text:p text:style-name="P29">This is a transcript (a monologue) written by myself (Christopher Csatlos) into an IRC channel which I believed was relevant to this document, I will clean it up, removing the nickname prefixes and formatting it properly into a suitable form for a written work.</text:p>
      <text:p text:style-name="P29"/>
      <text:p text:style-name="P29">As I said I WILL REMOVE THE TANGENTS RELATING TO DRUGS from this document, clean it up, and then release the finalised version of this document.</text:p>
      <text:p text:style-name="P29"/>
      <text:p text:style-name="P29">:-)</text:p>
      <text:p text:style-name="P29"/>
      <text:p text:style-name="P29">Here follows the transcript, or monologue written by myself, my nickname on this particular IRC network, is obviously ‘GOOSEMAN’ as … Well- duck, duck, GOOSE! Yes. I am the Goose, aha. Get it? :-)</text:p>
      <text:p text:style-name="P29"/>
      <text:p text:style-name="P29">&lt;GOOSEMAN&gt; &lt;pok&gt; Fermi is far-left | lol... when people ask me who had won the election, i tell them the government. you know- if voting had any influence in anything at all in the outcomes of the regimes fucking reaching of their eventual plan of enslaving humanity and bringing us into a dystopia, then they would not exactly allow us to do it.</text:p>
      <text:p text:style-name="P29">&lt;GOOSEMAN&gt; i do not even vote...</text:p>
      <text:p text:style-name="P29">&lt;GOOSEMAN&gt; in-fact i recall scribbling something over the ballot paper, my last time i went into the voting board.</text:p>
      <text:p text:style-name="P29">&lt;GOOSEMAN&gt; hi sockz </text:p>
      <text:p text:style-name="P29">&lt;GOOSEMAN&gt; SomeH4x0r, i meant.</text:p>
      <text:p text:style-name="P29">&lt;GOOSEMAN&gt; sorry, sockz </text:p>
      <text:p text:style-name="P29">&lt;GOOSEMAN&gt; hey, which part specifically is "more suspicious" information and relating to what?</text:p>
      <text:p text:style-name="P29">&lt;GOOSEMAN&gt; this VPN or something else...</text:p>
      <text:p text:style-name="P29">&lt;GOOSEMAN&gt; i did not read the comments, there are too many...</text:p>
      <text:p text:style-name="P29">&lt;GOOSEMAN&gt; i may later on, if you cannot be fucked to provide to me a summary of it.</text:p>
      <text:p text:style-name="P29">&lt;GOOSEMAN&gt; i am high as fuck and planning on getting some serious work done.</text:p>
      <text:p text:style-name="P29">&lt;GOOSEMAN&gt; i scored some ABSOLUTELY FIRE GEAR.</text:p>
      <text:p text:style-name="P29">&lt;GOOSEMAN&gt; lol</text:p>
      <text:p text:style-name="P29">&lt;GOOSEMAN&gt; :-D</text:p>
      <text:p text:style-name="P29">&lt;GOOSEMAN&gt; i would describe my political stance as being in complete adherence to natural conduct and discourse...</text:p>
      <text:p text:style-name="P29">&lt;GOOSEMAN&gt; so the following of logic and law embedded within our souls through the evolutionary process, and of course, embedded within the "souls" - or whatever you want to call it - of all organisms throughout the universe...</text:p>
      <text:p text:style-name="P29">&lt;GOOSEMAN&gt; you know, this reason which we each have, which is the compassionate understanding of all types of life and willingness to respect <text:soft-page-break/>nature and utilise only sustainable and sensible sources of energy and other resources. you see... the ancients were ahead of us, in ways... if not all ways... you see... the egyptians for example had a device, a dynamo as i would understand its mechanism of operation to be, to actually harness and claim the energy supplied </text:p>
      <text:p text:style-name="P29">&lt;GOOSEMAN&gt; by the current flow of the Nile River, into electrical energy.</text:p>
      <text:p text:style-name="P29">&lt;GOOSEMAN&gt; so-</text:p>
      <text:p text:style-name="P29">&lt;GOOSEMAN&gt; today?</text:p>
      <text:p text:style-name="P29">&lt;GOOSEMAN&gt; we use FUCKING FOSSIL FUELS!</text:p>
      <text:p text:style-name="P29">&lt;GOOSEMAN&gt; ROFL!</text:p>
      <text:p text:style-name="P29">&lt;GOOSEMAN&gt; i mean- ...</text:p>
      <text:p text:style-name="P29">&lt;GOOSEMAN&gt; it is since "jesus" imho.</text:p>
      <text:p text:style-name="P29">&lt;GOOSEMAN&gt; this "person" never existed, as far as my understanding leads me to identify.</text:p>
      <text:p text:style-name="P29">&lt;GOOSEMAN&gt; it was the beginning of (a device, as an idea) to bring into motion this entire plan to enslave humanity and bring us into a dystopia. </text:p>
      <text:p text:style-name="P29">&lt;GOOSEMAN&gt; yes</text:p>
      <text:p text:style-name="P29">&lt;GOOSEMAN&gt; look at the shit which has taken place since the apparent "life" of this "person".</text:p>
      <text:p text:style-name="P29">* SomeH4x0r has quit (Ping timeout: 60 seconds)</text:p>
      <text:p text:style-name="P29">&lt;GOOSEMAN&gt; the great library of alexandria was burned to the ground and as far as my suspicions allow me to see, these such novel and completely unknown and highly sophisticated technologies which were detailed in the various types of documents reposed within this great library are now being stored, of course, not on any electronic device, or at-least not one connected to the internet, as during my studies in the field of cybersecurity (net sec, cryptography, </text:p>
      <text:p text:style-name="P29">&lt;GOOSEMAN&gt; programming, signal mechanics, electrical engineering, etc...) it was that i undertook these disciplines in great enough depth to allow me to come to the realisation that there exists NO FUCKING SECURITY AT A FUNDAMENTAL LEVEL IN INFORMATION TECHNOLOGY SYSTEMS.</text:p>
      <text:p text:style-name="P29">&lt;GOOSEMAN&gt; thus of course, such *hidden knowledge* would not be stored on a computer system which is connected to the internetwork.</text:p>
      <text:p text:style-name="P29">&lt;GOOSEMAN&gt; yes.</text:p>
      <text:p text:style-name="P29"/>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2T21:37:51.736197072</meta:creation-date>
    <dc:date>2022-05-21T05:31:36.556974621</dc:date>
    <meta:editing-duration>PT1H46M15S</meta:editing-duration>
    <meta:editing-cycles>40</meta:editing-cycles>
    <meta:generator>LibreOffice/7.3.3.2$Linux_X86_64 LibreOffice_project/30$Build-2</meta:generator>
    <meta:document-statistic meta:table-count="0" meta:image-count="0" meta:object-count="0" meta:page-count="9" meta:paragraph-count="67" meta:word-count="4534" meta:character-count="26787" meta:non-whitespace-character-count="22294"/>
  </office:meta>
</office:document-meta>
</file>